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top" draw:auto-grow-height="false" fo:min-height="6.216cm" fo:min-width="14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81d41a" draw:marker-start-width="0.252cm" draw:marker-end-width="0.252cm" draw:opacity="0%" draw:textarea-horizontal-align="justify" draw:textarea-vertical-align="top" draw:auto-grow-height="false" fo:min-height="4.716cm" fo:min-width="7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683cm" fo:min-width="6.9cm"/>
      <style:paragraph-properties style:writing-mode="lr-tb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654cm" fo:min-width="3.904cm"/>
      <style:paragraph-properties style:writing-mode="lr-tb"/>
    </style:style>
    <style:style style:name="P1" style:family="paragraph">
      <style:paragraph-properties fo:text-align="start" style:writing-mode="lr-tb"/>
      <style:text-properties fo:font-size="18.6000003814697pt"/>
    </style:style>
    <style:style style:name="P2" style:family="paragraph">
      <loext:graphic-properties draw:opacity="0%"/>
      <style:paragraph-properties fo:text-align="start" style:writing-mode="lr-tb"/>
      <style:text-properties fo:font-size="18.6000003814697pt"/>
    </style:style>
    <style:style style:name="P3" style:family="paragraph">
      <style:paragraph-properties fo:text-align="start" style:writing-mode="lr-tb"/>
      <style:text-properties fo:color="#81d41a" fo:font-size="18.6000003814697pt"/>
    </style:style>
    <style:style style:name="P4" style:family="paragraph">
      <loext:graphic-properties draw:opacity="0%"/>
      <style:paragraph-properties fo:text-align="start" style:writing-mode="lr-tb"/>
      <style:text-properties fo:color="#81d41a" fo:font-size="18.6000003814697pt"/>
    </style:style>
    <style:style style:name="P5" style:family="paragraph">
      <style:paragraph-properties fo:text-align="center" style:writing-mode="lr-tb"/>
      <style:text-properties fo:font-size="14.5pt" style:font-size-asian="14pt" style:font-size-complex="14pt"/>
    </style:style>
    <style:style style:name="P6" style:family="paragraph">
      <loext:graphic-properties draw:opacity="0%"/>
      <style:paragraph-properties fo:text-align="center" style:writing-mode="lr-tb"/>
      <style:text-properties fo:font-size="14.5pt" style:font-size-asian="14pt" style:font-size-complex="14pt"/>
    </style:style>
    <style:style style:name="T1" style:family="text">
      <style:text-properties fo:font-size="18.6000003814697pt"/>
    </style:style>
    <style:style style:name="T2" style:family="text">
      <style:text-properties fo:color="#81d41a" fo:font-size="18.600000381469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.5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cm" svg:height="6.5cm" svg:x="1.635cm" svg:y="1.635cm">
          <text:p text:style-name="P1"><text:span text:style-name="T1">HelloWorl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5cm" svg:height="5cm" svg:x="2.635cm" svg:y="2.635cm">
          <text:p text:style-name="P3"><text:span text:style-name="T2">Module SayHello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5cm" svg:height="1.033cm" svg:x="3.135cm" svg:y="3.635cm">
          <text:p text:style-name="P5"><text:span text:style-name="T3">SayHelloModul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7.5cm" svg:height="1.033cm" svg:x="3.135cm" svg:y="4.852cm">
          <text:p text:style-name="P5"><text:span text:style-name="T3">SayHello</text:span><text:span text:style-name="T4">Module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7.5cm" svg:height="1.033cm" svg:x="3.135cm" svg:y="6.135cm">
          <text:p text:style-name="P5"><text:span text:style-name="T3">SayHello</text:span><text:span text:style-name="T4">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5cm" svg:height="1cm" svg:x="11.635cm" svg:y="2.635cm">
          <text:p text:style-name="P5"><text:span text:style-name="T3">main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5cm" svg:height="1cm" svg:x="11.635cm" svg:y="5.135cm">
          <text:p text:style-name="P5"><text:span text:style-name="T3">HelloWorld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5cm" svg:height="1cm" svg:x="11.635cm" svg:y="3.885cm">
          <text:p text:style-name="P5"><text:span text:style-name="T3">CMakeLists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5cm" svg:height="1cm" svg:x="11.635cm" svg:y="6.635cm">
          <text:p text:style-name="P5"><text:span text:style-name="T3">HelloWorld.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5:37:05.444815669</meta:creation-date>
    <dc:date>2022-07-18T15:38:01.816036316</dc:date>
    <meta:editing-duration>PT16M12S</meta:editing-duration>
    <meta:editing-cycles>8</meta:editing-cycles>
    <meta:generator>LibreOffice/6.4.7.2$Linux_X86_64 LibreOffice_project/40$Build-2</meta:generator>
    <meta:document-statistic meta:object-count="9"/>
  </office:meta>
</office:document-meta>
</file>